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5c1a8" officeooo:paragraph-rsid="0025c1a8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eading_20_1">
      <style:text-properties officeooo:rsid="0025c1a8" officeooo:paragraph-rsid="0028fcfc"/>
    </style:style>
    <style:style style:name="P7" style:family="paragraph" style:parent-style-name="Text_20_body">
      <style:text-properties officeooo:rsid="0025c1a8" officeooo:paragraph-rsid="0025c1a8"/>
    </style:style>
    <style:style style:name="P8" style:family="paragraph" style:parent-style-name="Heading_20_1">
      <style:text-properties officeooo:rsid="0029c648" officeooo:paragraph-rsid="0029c648"/>
    </style:style>
    <style:style style:name="P9" style:family="paragraph" style:parent-style-name="Text_20_body">
      <style:text-properties officeooo:rsid="0029c648" officeooo:paragraph-rsid="0029c648"/>
    </style:style>
    <style:style style:name="T1" style:family="text">
      <style:text-properties officeooo:rsid="002a5886"/>
    </style:style>
    <style:style style:name="T2" style:family="text">
      <style:text-properties officeooo:rsid="0025c1a8"/>
    </style:style>
    <style:style style:name="T3" style:family="text">
      <style:text-properties officeooo:rsid="002ce90a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derstanding Percents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1">A</text:span><text:span text:style-name="T2">nswer the </text:span>following <text:span text:style-name="T2">problems</text:span> from Section <text:span text:style-name="T3">7.6</text:span> of the textbook: <text:span text:style-name="T3">1 – 5, 11 – 15</text:span>.</text:p>
        <text:p text:style-name="Text_20_body">For reference, the text of the problems are duplicated below. </text:p>
        <text:p text:style-name="Text_20_body">The following exercises deal with our version of the game blackjack. In this card game, players are dealt a hand of two cards from a standard deck. The dealer’s cards are dealt with the second card face up, so the order matters; the other players’ hands are dealt entirely face down, so order doesn’t matter. The goal of the game is to build a hand whose point value is as close as possible to 21 without going over. The point values of each card are as follows: numbered cards are worth the number on the face (for example, 8♣ is worth 8 points); jacks, queens, and kings are each worth 10 points, and aces are worth either 1 or 11 points (the player can choose). Players whose hands are worth less than 21 points may ask to be dealt additional cards one at a time until they either go over 21 points or they choose to stop.</text:p>
        <text:list text:style-name="L1">
          <text:list-item>
            <text:p text:style-name="P4">What is the probability that a player (not the dealer) is dealt an initial hand worth 21 points? This can only happen with an ace and a card worth 10 points (10, J, Q, or K).</text:p>
          </text:list-item>
          <text:list-item>
            <text:p text:style-name="P4">What is the probability that the dealer is dealt an initial hand worth 21 points, with an ace showing?</text:p>
          </text:list-item>
          <text:list-item>
            <text:p text:style-name="P4">What is the probability that a player is dealt 2 cards worth 10 points each?</text:p>
          </text:list-item>
          <text:list-item>
            <text:p text:style-name="P4">What is the probability that a player is dealt an initial hand with an 8 and a 3?</text:p>
          </text:list-item>
          <text:list-item>
            <text:p text:style-name="P4">What is the probability that a player is dealt an initial hand with two 8s?</text:p>
          </text:list-item>
        </text:list>
        <text:p text:style-name="Text_20_body">In the following exercises, you are about to draw Scrabble tiles from a bag without replacement; the bag contains the letters A, A, C, E, E, E, L, L, N, O, R, S, S, S, T, X.</text:p>
        <text:list text:style-name="L2">
          <text:list-item>
            <text:p text:style-name="P5">What is the probability of drawing the letters E-A-R, in order?</text:p>
          </text:list-item>
          <text:list-item>
            <text:p text:style-name="P5">What is the probability of drawing the letters E-A-R, in any order?</text:p>
          </text:list-item>
          <text:list-item>
            <text:p text:style-name="P5">What is the probability of drawing the letters S-E-A-L, in order?</text:p>
          </text:list-item>
          <text:list-item>
            <text:p text:style-name="P5">What is the probability of drawing the letters S-E-A-L, in any order?</text:p>
          </text:list-item>
          <text:list-item>
            <text:p text:style-name="P5">What is the probability of drawing the letters L-A-S-S, in order?</text:p>
          </text:list-item>
        </text:list>
      </text:section>
      <text:section text:style-name="Sect2" text:name="Answer Section">
        <text:h text:style-name="P6" text:outline-level="1"><text:soft-page-break/>Answer Key</text:h>
        <text:p text:style-name="P7">5. 0.18</text:p>
        <text:p text:style-name="P7">6. 0.09</text:p>
        <text:p text:style-name="P7">7. 0.712</text:p>
        <text:p text:style-name="P7">21. 24%</text:p>
        <text:p text:style-name="P7">22. 38 students</text:p>
        <text:p text:style-name="P7">23. 90 students</text:p>
      </text:section>
      <text:section text:style-name="Sect1" text:name="Feedback Section">
        <text:h text:style-name="P8" text:outline-level="1">Student Feedback Templates</text:h>
        <text:p text:style-name="P9">#5 should be 0.18.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6T22:21:59.983000000</meta:creation-date>
    <meta:editing-duration>PT34M3S</meta:editing-duration>
    <meta:editing-cycles>5</meta:editing-cycles>
    <meta:generator>LibreOffice/24.8.2.1$Windows_X86_64 LibreOffice_project/0f794b6e29741098670a3b95d60478a65d05ef13</meta:generator>
    <dc:title>Probability with Permutations and Combinations</dc:title>
    <dc:date>2024-11-16T22:56:02.251000000</dc:date>
    <meta:document-statistic meta:table-count="0" meta:image-count="0" meta:object-count="0" meta:page-count="2" meta:paragraph-count="27" meta:word-count="423" meta:character-count="2266" meta:non-whitespace-character-count="1877"/>
    <meta:template xlink:type="simple" xlink:actuate="onRequest" xlink:title="Homework Assignment" xlink:href="../../../../../../AppData/Roaming/LibreOffice/4/user/template/Homework%20Assignment.ott" meta:date="2024-11-16T22:21:57.949000000"/>
  </office:meta>
</office:document-meta>
</file>